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  <style:text-properties fo:color="#c00000" style:font-name="Times New Roman" fo:font-size="24pt" fo:language="en" fo:country="IN" fo:font-style="normal" fo:font-weight="bold" style:letter-kerning="true" style:font-size-asian="24pt" style:font-style-asian="normal" style:font-weight-asian="bold" style:font-name-complex="DejaVu Sans" style:font-size-complex="12pt" style:font-style-complex="normal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writing-mode="lr-tb"/>
      <style:text-properties fo:color="#404040" style:font-name="Calibri" fo:font-size="14pt" fo:language="en" fo:country="IN" fo:font-style="normal" fo:font-weight="bold" style:letter-kerning="true" style:font-size-asian="14pt" style:font-style-asian="normal" style:font-weight-asian="bold" style:font-name-complex="DejaVu Sans" style:font-size-complex="12pt" style:font-style-complex="normal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</style:style>
    <style:style style:name="P5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</style:tab-stops>
      </style:paragraph-properties>
      <style:text-properties fo:color="#404040" style:font-name="Times New Roman" fo:font-size="12pt" fo:language="en" fo:country="IN" fo:font-style="normal" fo:font-weight="bold" officeooo:paragraph-rsid="0018f8aa" style:letter-kerning="true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6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</style:tab-stops>
      </style:paragraph-properties>
      <style:text-properties fo:color="#404040" style:font-name="Times New Roman" fo:font-size="12pt" fo:language="en" fo:country="IN" fo:font-style="normal" fo:font-weight="bold" officeooo:paragraph-rsid="001e8d8b" style:letter-kerning="true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7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39in"/>
          <style:tab-stop style:position="5.3752in" style:type="right"/>
        </style:tab-stops>
      </style:paragraph-properties>
      <style:text-properties fo:color="#404040" style:font-name="Times New Roman" fo:font-size="12pt" fo:language="en" fo:country="IN" fo:font-style="normal" fo:font-weight="bold" officeooo:paragraph-rsid="0027de8c" style:letter-kerning="true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8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color="#404040" style:font-name="Times New Roman" fo:font-size="12pt" fo:language="en" fo:country="IN" fo:font-style="normal" fo:font-weight="bold" officeooo:paragraph-rsid="0027de8c" style:letter-kerning="true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9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39in"/>
          <style:tab-stop style:position="5.3736in" style:type="right"/>
        </style:tab-stops>
      </style:paragraph-properties>
      <style:text-properties fo:color="#404040" style:font-name="Times New Roman" fo:font-size="12pt" fo:language="en" fo:country="IN" fo:font-style="normal" fo:font-weight="bold" officeooo:paragraph-rsid="0027de8c" style:letter-kerning="true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36in" style:type="right"/>
        </style:tab-stops>
      </style:paragraph-properties>
      <style:text-properties fo:color="#404040" style:font-name="Times New Roman" fo:font-size="12pt" fo:language="en" fo:country="IN" fo:font-style="normal" fo:font-weight="bold" officeooo:paragraph-rsid="0027de8c" style:letter-kerning="true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</style:tab-stops>
      </style:paragraph-properties>
      <style:text-properties fo:color="#404040" style:font-name="Times New Roman" fo:font-size="12pt" fo:language="en" fo:country="IN" fo:font-weight="bold" officeooo:paragraph-rsid="0018f8aa" style:letter-kerning="true" style:font-size-asian="12pt" style:font-weight-asian="bold" style:font-name-complex="DejaVu Sans" style:font-size-complex="12pt"/>
    </style:style>
    <style:style style:name="P12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39in"/>
          <style:tab-stop style:position="5.3752in" style:type="right"/>
        </style:tab-stops>
      </style:paragraph-properties>
      <style:text-properties fo:color="#404040" style:font-name="Times New Roman" fo:font-size="12pt" fo:language="en" fo:country="IN" fo:font-weight="bold" officeooo:paragraph-rsid="002311e8" style:letter-kerning="true" style:font-size-asian="12pt" style:font-weight-asian="bold" style:font-name-complex="DejaVu Sans" style:font-size-complex="12pt"/>
    </style:style>
    <style:style style:name="P13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39in"/>
          <style:tab-stop style:position="5.3752in" style:type="right"/>
        </style:tab-stops>
      </style:paragraph-properties>
      <style:text-properties fo:color="#404040" style:font-name="Times New Roman" fo:font-size="12pt" fo:language="en" fo:country="IN" fo:font-weight="bold" officeooo:paragraph-rsid="002634a1" style:letter-kerning="true" style:font-size-asian="12pt" style:font-weight-asian="bold" style:font-name-complex="DejaVu Sans" style:font-size-complex="12pt"/>
    </style:style>
    <style:style style:name="P14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color="#40404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officeooo:paragraph-rsid="001e8d8b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color="#40404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officeooo:paragraph-rsid="0027de8c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</style:tab-stops>
      </style:paragraph-properties>
      <style:text-properties fo:color="#404040" style:font-name="Calibri" fo:font-size="14pt" fo:language="en" fo:country="IN" fo:font-style="normal" fo:font-weight="bold" style:letter-kerning="true" style:font-size-asian="14pt" style:font-style-asian="normal" style:font-weight-asian="bold" style:font-name-complex="DejaVu Sans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437in" style:type="right"/>
          <style:tab-stop style:position="5.5417in"/>
        </style:tab-stops>
      </style:paragraph-properties>
      <style:text-properties officeooo:paragraph-rsid="00207639"/>
    </style:style>
    <style:style style:name="P18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officeooo:paragraph-rsid="00207639"/>
    </style:style>
    <style:style style:name="P19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officeooo:paragraph-rsid="002311e8"/>
    </style:style>
    <style:style style:name="P20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officeooo:paragraph-rsid="0027de8c"/>
    </style:style>
    <style:style style:name="P21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36in" style:type="right"/>
          <style:tab-stop style:position="5.5035in"/>
        </style:tab-stops>
      </style:paragraph-properties>
      <style:text-properties officeooo:paragraph-rsid="002112fb"/>
    </style:style>
    <style:style style:name="P22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36in" style:type="right"/>
          <style:tab-stop style:position="5.5646in"/>
        </style:tab-stops>
      </style:paragraph-properties>
      <style:text-properties officeooo:paragraph-rsid="00207639"/>
    </style:style>
    <style:style style:name="T1" style:family="text">
      <style:text-properties fo:color="#c00000" style:font-name="Times New Roman" fo:font-size="24pt" fo:language="en" fo:country="IN" fo:font-style="normal" fo:font-weight="bold" style:letter-kerning="true" style:font-size-asian="24pt" style:font-style-asian="normal" style:font-weight-asian="bold" style:font-name-complex="DejaVu Sans" style:font-size-complex="12pt" style:font-style-complex="normal" style:font-weight-complex="bold"/>
    </style:style>
    <style:style style:name="T2" style:family="text">
      <style:text-properties fo:color="#404040" style:font-name="Times New Roman" fo:font-size="12pt" fo:language="en" fo:country="IN" fo:font-style="normal" fo:font-weight="bold" style:letter-kerning="true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" style:family="text">
      <style:text-properties fo:color="#404040" style:font-name="Times New Roman" fo:font-size="12pt" fo:language="en" fo:country="IN" fo:font-style="normal" fo:font-weight="bold" officeooo:rsid="0027de8c" style:letter-kerning="true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4" style:family="text">
      <style:text-properties fo:color="#404040" style:font-name="Times New Roman" fo:font-size="12pt" fo:language="en" fo:country="IN" fo:font-weight="bold" style:letter-kerning="true" style:font-size-asian="12pt" style:font-weight-asian="bold" style:font-name-complex="DejaVu Sans" style:font-size-complex="12pt"/>
    </style:style>
    <style:style style:name="T5" style:family="text">
      <style:text-properties fo:color="#40404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transparent" loext:char-shading-value="0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40404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bold" style:letter-kerning="true" fo:background-color="transparent" loext:char-shading-value="0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text-shadow="none" style:text-underline-style="none" fo:font-weight="normal" fo:background-color="transparent" loext:char-shading-value="0" style:font-name-asian="Tahoma" style:language-asian="en" style:country-asian="US" style:font-weight-asian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text-shadow="none" style:text-underline-style="none" fo:background-color="transparent" loext:char-shading-value="0" style:font-name-asian="Tahoma" style:language-asian="en" style:country-asian="US" style:text-emphasize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text-shadow="none" style:text-underline-style="none" officeooo:rsid="0027de8c" fo:background-color="transparent" loext:char-shading-value="0" style:font-name-asian="Tahoma" style:language-asian="en" style:country-asian="US" style:text-emphasize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fo:background-color="transparent" loext:char-shading-value="0" style:font-name-asian="Tahoma" style:language-asian="en" style:country-asian="US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ff0000" style:font-name="Calibri" fo:font-size="28pt" fo:language="en" fo:country="US" fo:font-weight="bold" style:letter-kerning="true" style:font-size-asian="28pt" style:font-weight-asian="bold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background-color="transparent" loext:char-shading-value="0" style:font-name-asian="Tahoma" style:language-asian="en" style:country-asian="US" style:font-style-asian="normal" style:font-style-complex="normal" style:font-weight-complex="bold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fo:background-color="transparent" loext:char-shading-value="0" style:font-name-asian="Tahoma" style:language-asian="en" style:country-asian="US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bold" style:letter-kerning="true" fo:background-color="transparent" loext:char-shading-value="0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transparent" loext:char-shading-value="0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ize="14pt" fo:font-style="normal" fo:text-shadow="none" style:text-underline-style="none" fo:background-color="transparent" loext:char-shading-value="0" style:font-name-asian="Tahoma" style:font-size-asian="14pt" style:language-asian="en" style:country-asian="US" style:font-style-asian="normal" style:font-size-complex="14pt" style:font-style-complex="normal" style:font-weight-complex="bold" style:text-emphasize="none" style:text-overline-style="none" style:text-overline-color="font-color"/>
    </style:style>
    <style:style style:name="T17" style:family="text">
      <style:text-properties fo:color="#000000" style:font-name="Times New Roman" fo:font-size="12pt" fo:language="en" fo:country="IN" fo:font-style="normal" fo:font-weight="bold" style:letter-kerning="true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8" style:family="text">
      <style:text-properties fo:color="#000000" style:font-name="Times New Roman" fo:font-size="14pt" fo:language="en" fo:country="IN" fo:font-style="normal" fo:font-weight="bold" style:letter-kerning="true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7de8c" style:font-weight-asian="bold" style:font-weight-complex="bold"/>
    </style:style>
    <style:style style:name="T21" style:family="text">
      <style:text-properties officeooo:rsid="0027d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tab/></text:span><text:span text:style-name="T11">Employee Master Report </text:span></text:p>
      <text:p text:style-name="P2"/>
      <text:p text:style-name="P17"><text:span text:style-name="T2"><text:tab/></text:span><text:span text:style-name="T17">Personal Number</text:span><text:span text:style-name="T2"><text:tab/></text:span><text:span text:style-name="T15"><text:placeholder text:placeholder-type="text">&lt;o.employee_ID or ''&gt;</text:placeholder></text:span><text:span text:style-name="T2"><text:tab/></text:span><text:span text:style-name="T17">Designation</text:span><text:span text:style-name="T4"><text:tab/></text:span><text:span text:style-name="T15"><text:placeholder text:placeholder-type="text">&lt;o.job_id.name or ''&gt;</text:placeholder></text:span><text:span text:style-name="T2"><text:tab/></text:span></text:p>
      <text:p text:style-name="P18"><text:span text:style-name="T2"><text:tab/></text:span><text:span text:style-name="T17">First Name</text:span><text:span text:style-name="T2"><text:tab/></text:span><text:span text:style-name="T15"><text:placeholder text:placeholder-type="text">&lt;o.name or ''&gt;</text:placeholder></text:span><text:span text:style-name="T2"><text:tab/></text:span><text:span text:style-name="T17">Employee Group</text:span><text:span text:style-name="T2"><text:tab/> </text:span><text:span text:style-name="T15"><text:placeholder text:placeholder-type="text">&lt;o.employee_category_id.name or ''&gt;</text:placeholder></text:span></text:p>
      <text:p text:style-name="P22"><text:span text:style-name="T2"><text:tab/></text:span><text:span text:style-name="T17">Last Name</text:span><text:span text:style-name="T4"><text:tab/></text:span><text:span text:style-name="T15"><text:placeholder text:placeholder-type="text">&lt;o.last_name or ''&gt;</text:placeholder></text:span><text:span text:style-name="T5"><text:tab/></text:span><text:span text:style-name="T14">Employee Sub group</text:span><text:span text:style-name="T6"><text:tab/></text:span><text:span text:style-name="T15"><text:placeholder text:placeholder-type="text">&lt;o.employee_sub_category_id.name or ''&gt;</text:placeholder></text:span><text:span text:style-name="T5"><text:tab/><text:tab/></text:span></text:p>
      <text:p text:style-name="P21"><text:span text:style-name="T2"><text:tab/></text:span><text:span text:style-name="T17">Entry Date</text:span><text:span text:style-name="T4"><text:tab/></text:span><text:span text:style-name="T15"><text:placeholder text:placeholder-type="text">&lt;o.date_of_joining or ''&gt;</text:placeholder></text:span><text:span text:style-name="T5"><text:tab/></text:span><text:span text:style-name="T14">Employment Status</text:span><text:span text:style-name="T6"><text:tab/> </text:span><text:span text:style-name="T15"><text:placeholder text:placeholder-type="text">&lt;o.active and 'Active' or 'Withdrawn'&gt;</text:placeholder></text:span></text:p>
      <text:p text:style-name="P19"><text:span text:style-name="T2"><text:tab/></text:span><text:span text:style-name="T18">Personal Area</text:span><text:span text:style-name="T4"><text:tab/></text:span><text:span text:style-name="T15"><text:placeholder text:placeholder-type="text">&lt;o.street or ''&gt;</text:placeholder></text:span><text:span text:style-name="T4"><text:tab/></text:span><text:span text:style-name="T14">Organizational Unit</text:span><text:span text:style-name="T4"><text:tab/> </text:span><text:span text:style-name="T15"><text:placeholder text:placeholder-type="text">&lt;o.department_id.name or ''&gt;</text:placeholder></text:span></text:p>
      <text:p text:style-name="P12"><text:s/><text:tab/><text:tab/><text:span text:style-name="T13"><text:placeholder text:placeholder-type="text">&lt;o.street2 or ''&gt;</text:placeholder></text:span></text:p>
      <text:p text:style-name="P12"><text:span text:style-name="T10"><text:tab/><text:tab/></text:span><text:span text:style-name="T13"><text:placeholder text:placeholder-type="text">&lt;o.city or ''&gt;</text:placeholder></text:span></text:p>
      <text:p text:style-name="P12"><text:span text:style-name="T10"><text:tab/><text:tab/></text:span><text:span text:style-name="T13"><text:placeholder text:placeholder-type="text">&lt;o.state_id.name or ''&gt;</text:placeholder></text:span></text:p>
      <text:p text:style-name="P13"><text:span text:style-name="T10"><text:tab/><text:tab/></text:span><text:span text:style-name="T13"><text:placeholder text:placeholder-type="text">&lt;o.country_id.name or ''&gt;</text:placeholder></text:span></text:p>
      <text:p text:style-name="P13"><text:span text:style-name="T12"><text:tab/></text:span><text:span text:style-name="T16">Payroll Area</text:span><text:span text:style-name="T12"><text:tab/></text:span><text:tab/></text:p>
      <text:p text:style-name="P7"><text:tab/><text:span text:style-name="T21">Basic</text:span><text:tab/><text:span text:style-name="T7"><text:placeholder text:placeholder-type="text">&lt;o.basic or 0&gt;</text:placeholder></text:span><text:tab/><text:span text:style-name="T21">HRA</text:span><text:tab/> <text:span text:style-name="T7"><text:placeholder text:placeholder-type="text">&lt;o.hra or 0&gt;</text:placeholder></text:span><text:tab/></text:p>
      <text:p text:style-name="P8"><text:tab/><text:span text:style-name="T21">Conveyance</text:span><text:tab/><text:span text:style-name="T7"><text:placeholder text:placeholder-type="text">&lt;o.conveyance or 0&gt;</text:placeholder></text:span><text:tab/><text:span text:style-name="T21">Education Allowance<text:tab/> </text:span><text:span text:style-name="T7"><text:placeholder text:placeholder-type="text">&lt;o.education_allowance or 0&gt;</text:placeholder></text:span></text:p>
      <text:p text:style-name="P9"><text:tab/><text:span text:style-name="T21">Lunch Allowance</text:span><text:tab/><text:span text:style-name="T7"><text:placeholder text:placeholder-type="text">&lt;o.lunch_allowance or 0&gt;</text:placeholder></text:span><text:span text:style-name="T7"><text:tab/></text:span><text:span text:style-name="T9">Admin Allowance<text:tab/> </text:span><text:span text:style-name="T7"><text:placeholder text:placeholder-type="text">&lt;o.admin_allowance or 0&gt;</text:placeholder></text:span></text:p>
      <text:p text:style-name="P10"><text:span text:style-name="T21"><text:tab/>Special Allowance</text:span><text:tab/><text:span text:style-name="T7"><text:placeholder text:placeholder-type="text">&lt;o.special_allowance or 0&gt;</text:placeholder></text:span><text:tab/> <text:s text:c="6"/><text:span text:style-name="T21">Other Allowance</text:span><text:tab/> <text:span text:style-name="T7"><text:placeholder text:placeholder-type="text">&lt;o.other_allowance or 0&gt;</text:placeholder></text:span></text:p>
      <text:p text:style-name="P8"><text:tab/> <text:span text:style-name="T21">Gross</text:span><text:tab/><text:span text:style-name="T7"><text:placeholder text:placeholder-type="text">&lt;o.gross or 0&gt;</text:placeholder></text:span><text:span text:style-name="T7"><text:tab/></text:span><text:span text:style-name="T9">LTA</text:span><text:tab/> <text:span text:style-name="T7"><text:placeholder text:placeholder-type="text">&lt;o.lta or 0&gt;</text:placeholder></text:span></text:p>
      <text:p text:style-name="P20"><text:span text:style-name="T2"><text:tab/></text:span><text:span text:style-name="T3">MRA</text:span><text:span text:style-name="T2"><text:tab/></text:span><text:span text:style-name="T5"><text:placeholder text:placeholder-type="text">&lt;o.mra or 0&gt;</text:placeholder></text:span><text:span text:style-name="T2"><text:tab/> <text:s text:c="12"/></text:span><text:span text:style-name="T3">Bonus<text:tab/> </text:span><text:span text:style-name="T5"><text:placeholder text:placeholder-type="text">&lt;o.bonus or 0&gt;</text:placeholder></text:span></text:p>
      <text:p text:style-name="P15"><text:span text:style-name="T19"><text:tab/></text:span><text:span text:style-name="T20">CTC</text:span><text:span text:style-name="T19"><text:tab/></text:span><text:placeholder text:placeholder-type="text">&lt;o.ctc or 0&gt;</text:placeholder></text:p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6"/>
      <text:p text:style-name="P5"/>
      <text:p text:style-name="P5"/>
      <text:p text:style-name="P11"/>
      <text:p text:style-name="P16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189in" fo:margin-right="0.156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4-10-02T13:53:28.184000000</dc:date>
    <meta:editing-duration>PT2H3M33S</meta:editing-duration>
    <meta:editing-cycles>90</meta:editing-cycles>
    <meta:generator>LibreOffice/4.2.3.3$Windows_x86 LibreOffice_project/882f8a0a489bc99a9e60c7905a60226254cb6ff0</meta:generator>
    <meta:document-statistic meta:table-count="0" meta:image-count="0" meta:object-count="0" meta:page-count="1" meta:paragraph-count="19" meta:word-count="126" meta:character-count="953" meta:non-whitespace-character-count="784"/>
  </office:meta>
</office:document-meta>
</file>